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07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<text:span text:style-name="T1">dec</text:span>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Base 10 (“decimal”) is the system we use everyday, but computer programs occasionally use other numerical systems, and these values are listed for convenience.</text:p>
      <text:p text:style-name="Text_20_body">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p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base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alphabet is within a - z range, to check that it <text:span text:style-name="T2">is</text:span> a lowercase character</text:p>
        </text:list-item>
        <text:list-item>
          <text:p text:style-name="P19">when it is not display “not a lowercase character”</text:p>
        </text:list-item>
        <text:list-item>
          <text:p text:style-name="P19">otherwise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 in the alphabet, display “Before n”</text:p>
            </text:list-item>
            <text:list-item>
              <text:p text:style-name="P20">if the character occurs after <text:span text:style-name="CharTok">'n'</text:span> in the alphabet, display “After n”</text:p>
            </text:list-item>
          </text:list>
        </text:list-item>
      </text:list>
      <text:list text:style-name="L4">
        <text:list-item>
          <text:p text:style-name="P21">To read <text:span text:style-name="T2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“Y” or “y”,</text:p>
        </text:list-item>
        <text:list-item>
          <text:p text:style-name="P22">Displays on the screen “The user said no” if the user entered “N” or “n”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07:36Z</meta:creation-date>
    <dc:date>2021-06-30T20:07:36Z</dc:date>
    <meta:user-defined meta:name="date" meta:value-type="string">June  30, 2021 (04:07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